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ce style:name="StarSymbol" svg:font-family="StarSymbol"/>
    <style:font-face style:name="Jomolhari1" svg:font-family="Jomolhari" style:font-pitch="variable"/>
    <style:font-face style:name="Jomolhari" svg:font-family="Jomolhari" style:font-adornments="标准" style:font-pitch="variable"/>
    <style:font-face style:name="Bitstream Charter" svg:font-family="'Bitstream Charter'" style:font-family-generic="roman" style:font-pitch="variable"/>
    <style:font-face style:name="文鼎PL中楷Uni" svg:font-family="文鼎PL中楷Uni" style:font-family-generic="roman" style:font-pitch="variable"/>
    <style:font-face style:name="文鼎PL细上海宋Uni" svg:font-family="文鼎PL细上海宋Un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text-properties style:font-name="Jomolhari1" fo:font-style="normal" style:font-style-asian="normal" style:font-style-complex="normal"/>
    </style:style>
    <style:style style:name="P5" style:family="paragraph" style:parent-style-name="Standard" style:list-style-name="L1">
      <style:text-properties style:font-name="Jomolhari1" fo:font-style="normal" style:font-style-asian="normal" style:font-style-complex="normal"/>
    </style:style>
    <style:style style:name="P6" style:family="paragraph" style:parent-style-name="Standard" style:list-style-name="L1">
      <style:text-properties style:font-name="Jomolhari1"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Bitstream Charter"/>
    </style:style>
    <style:style style:name="T3" style:family="text">
      <style:text-properties style:font-name="Bitstream Charter" fo:font-style="italic" style:font-style-asian="italic" style:font-style-complex="italic"/>
    </style:style>
    <style:style style:name="T4" style:family="text">
      <style:text-properties style:font-name="Bitstream Charter" fo:font-style="normal" style:font-style-asian="normal" style:font-style-complex="normal"/>
    </style:style>
    <style:style style:name="T5" style:family="text">
      <style:text-properties style:font-name="Jomolhari1"/>
    </style:style>
    <style:style style:name="T6" style:family="text">
      <style:text-properties style:font-name="Jomolhari1" fo:font-style="normal" style:font-style-asian="normal" style:font-style-complex="normal"/>
    </style:style>
    <style:style style:name="T7" style:family="text">
      <style:text-properties style:font-name="Bitstream Charter" fo:font-style="italic" fo:font-weight="bold" style:font-style-asian="italic" style:font-weight-asian="bold" style:font-style-complex="italic" style:font-weight-complex="bold"/>
    </style:style>
    <style:style style:name="T8" style:family="text">
      <style:text-properties style:font-name="Jomolhari1" fo:font-weight="normal" style:font-weight-asian="normal" style:font-weight-complex="normal"/>
    </style:style>
    <style:style style:name="fr1" style:family="graphic" style:parent-style-name="Formula">
      <style:graphic-properties fo:margin-top="0.049cm" fo:margin-bottom="0cm" style:vertical-pos="middle" style:vertical-rel="text"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top="0.041cm" fo:margin-bottom="0cm"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text:list-style style:name="L1">
      <text:list-level-style-number text:level="1" text:style-name="Numbering_20_Symbols" style:num-suffix="." style:num-format="a">
        <style:list-level-properties text:min-label-width="0.741cm" text:min-label-distance="0.199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1">If we consider each chip as a vertex in a graph, then the edge between two vertices in the graph represents the test conclusion of the two chips, and we have two types of edges, of which type <text:span text:style-name="T1">I edges represent the conclusion of “both are good, or both are bad”, while type II edges represent the conclusion of “at least one is bad”.</text:span></text:p>
          <text:p text:style-name="P1"><text:span text:style-name="T1"><text:s text:c="2"/>Since there are </text:span><text:span text:style-name="T1"><draw:frame draw:style-name="fr1" draw:name="对象1" text:anchor-type="as-char" svg:width="2.037cm" svg:height="0.526cm" draw:z-index="2"><draw:object xlink:href="./Object 1" xlink:type="simple" xlink:show="embed" xlink:actuate="onLoad"/><draw:image xlink:href="./ObjectReplacements/Object 1" xlink:type="simple" xlink:show="embed" xlink:actuate="onLoad"/></draw:frame></text:span><text:span text:style-name="T1"> possible pairwise tests for </text:span><text:span text:style-name="T3">n</text:span><text:span text:style-name="T6"> chips, we get a complete graph of </text:span><text:span text:style-name="T3">n</text:span><text:span text:style-name="T6"> vertices. Suppose there are </text:span><text:span text:style-name="T3">m </text:span><text:span text:style-name="T6">good chips, then the complete graph contains a subgraph of </text:span><text:span text:style-name="T3">m </text:span><text:span text:style-name="T6">vertices which is also complete, and the edges in the subgraph are all type I since the edges between good chips are all type I and the edges between good chips and bad chips are all type II. Thus, the professor may identify these </text:span><text:span text:style-name="T3">m </text:span><text:span text:style-name="T6">good chips if there's only one such subgraph in the whole complete graph.</text:span></text:p>
          <text:p text:style-name="P1"><text:span text:style-name="T6"><text:s text:c="2"/>However, there are more than </text:span><text:span text:style-name="T3">n</text:span><text:span text:style-name="T4">/2</text:span><text:span text:style-name="T3"> </text:span><text:span text:style-name="T6">chips are bad, i.e. </text:span><text:span text:style-name="T3">n – m &gt; m</text:span><text:span text:style-name="T6">. Also, type I edges may also appear between bad chips. Therefore, it is possible that another complete subgraph, which also has </text:span><text:span text:style-name="T3">m </text:span><text:span text:style-name="T6">vertices and </text:span><text:span text:style-name="T6"><draw:frame draw:style-name="fr2" draw:name="对象2" text:anchor-type="as-char" svg:width="2.256cm" svg:height="0.526cm" draw:z-index="0"><draw:object xlink:href="./Object 2" xlink:type="simple" xlink:show="embed" xlink:actuate="onLoad"/><draw:image xlink:href="./ObjectReplacements/Object 2" xlink:type="simple" xlink:show="embed" xlink:actuate="onLoad"/></draw:frame></text:span><text:span text:style-name="T6"> type I edges, appears in the whole complete graph. In this case, the professor can not distinguish between these two subgraphs.</text:span></text:p>
        </text:list-item>
        <text:list-item>
          <text:p text:style-name="P4">Suppose that <text:span text:style-name="T3">n </text:span><text:span text:style-name="T5">is even, then the professor can divide the chips into </text:span><text:span text:style-name="T3">n</text:span><text:span text:style-name="T2">/2 </text:span><text:span text:style-name="T5">pairs. When testing each pair, if he gets the conclusion of “both are good, or both are bad”, then he can leave out one of the two chips because the status of them are the same; otherwise he may leave out both. Suppose that there are </text:span><text:span text:style-name="T3">k</text:span><text:span text:style-name="T2"> </text:span><text:span text:style-name="T5">good chips in total, in which </text:span><text:span text:style-name="T3">r </text:span><text:span text:style-name="T5">chips are paired with bad chips, then </text:span><text:span text:style-name="T5"><draw:frame draw:style-name="fr2" draw:name="对象3" text:anchor-type="as-char" svg:width="2.168cm" svg:height="0.515cm" draw:z-index="1"><draw:object xlink:href="./Object 3" xlink:type="simple" xlink:show="embed" xlink:actuate="onLoad"/><draw:image xlink:href="./ObjectReplacements/Object 3" xlink:type="simple" xlink:show="embed" xlink:actuate="onLoad"/></draw:frame></text:span><text:span text:style-name="T5">. After </text:span><text:span text:style-name="T3">n</text:span><text:span text:style-name="T2">/2 </text:span><text:span text:style-name="T5">pairwise tests, the professor will have </text:span><text:span text:style-name="T5"><draw:frame draw:style-name="fr2" draw:name="对象10" text:anchor-type="as-char" svg:width="1.923cm" svg:height="0.526cm" draw:z-index="9"><draw:object xlink:href="./Object 10" xlink:type="simple" xlink:show="embed" xlink:actuate="onLoad"/><draw:image xlink:href="./ObjectReplacements/Object 10" xlink:type="simple" xlink:show="embed" xlink:actuate="onLoad"/></draw:frame></text:span><text:span text:style-name="T5"> chips left, in which there are </text:span><text:span text:style-name="T5"><draw:frame draw:style-name="fr2" draw:name="对象4" text:anchor-type="as-char" svg:width="1.69cm" svg:height="0.526cm" draw:z-index="3"><draw:object xlink:href="./Object 4" xlink:type="simple" xlink:show="embed" xlink:actuate="onLoad"/><draw:image xlink:href="./ObjectReplacements/Object 4" xlink:type="simple" xlink:show="embed" xlink:actuate="onLoad"/></draw:frame></text:span><text:span text:style-name="T5"> good chips and at most </text:span><text:span text:style-name="T5"><draw:frame draw:style-name="fr2" draw:name="对象5" text:anchor-type="as-char" svg:width="2.29cm" svg:height="0.526cm" draw:z-index="4"><draw:object xlink:href="./Object 5" xlink:type="simple" xlink:show="embed" xlink:actuate="onLoad"/><draw:image xlink:href="./ObjectReplacements/Object 5" xlink:type="simple" xlink:show="embed" xlink:actuate="onLoad"/></draw:frame></text:span><text:span text:style-name="T5"> bad chips (</text:span><text:span text:style-name="T5"><draw:frame draw:style-name="fr2" draw:name="对象6" text:anchor-type="as-char" svg:width="2.29cm" svg:height="0.526cm" draw:z-index="5"><draw:object xlink:href="./Object 6" xlink:type="simple" xlink:show="embed" xlink:actuate="onLoad"/><draw:image xlink:href="./ObjectReplacements/Object 6" xlink:type="simple" xlink:show="embed" xlink:actuate="onLoad"/></draw:frame></text:span><text:span text:style-name="T5"> bad chips are left if each test of a pair of bad chips results in the conclusion of “both are good, or both are bad”). Since <text:s/></text:span><text:span text:style-name="T5"><draw:frame draw:style-name="fr3" draw:name="对象7" text:anchor-type="as-char" svg:width="4.255cm" svg:height="0.526cm" draw:z-index="6"><draw:object xlink:href="./Object 7" xlink:type="simple" xlink:show="embed" xlink:actuate="onLoad"/><draw:image xlink:href="./ObjectReplacements/Object 7" xlink:type="simple" xlink:show="embed" xlink:actuate="onLoad"/></draw:frame></text:span><text:span text:style-name="T5">, the professor will have at most </text:span><text:span text:style-name="T3">n</text:span><text:span text:style-name="T2">/2 </text:span><text:span text:style-name="T5">chips left after </text:span><text:span text:style-name="T3">n</text:span><text:span text:style-name="T2">/2 </text:span><text:span text:style-name="T5">pairwise tests, in which good chips are more than bad chips. Therefore, the problem is reduced to half the size.</text:span></text:p>
          <text:p text:style-name="P4"><text:s text:c="2"/>If <text:span text:style-name="T3">n </text:span>is odd, then he can first leave out one chip (suppose it's A). In the remaining <draw:frame draw:style-name="fr2" draw:name="对象8" text:anchor-type="as-char" svg:width="0.963cm" svg:height="0.515cm" draw:z-index="7"><draw:object xlink:href="./Object 8" xlink:type="simple" xlink:show="embed" xlink:actuate="onLoad"/><draw:image xlink:href="./ObjectReplacements/Object 8" xlink:type="simple" xlink:show="embed" xlink:actuate="onLoad"/></draw:frame> chips, the good chips are more than or equal to the bad chips. Processed by the same steps in the situation of <text:span text:style-name="T3">n </text:span>is even above, the professor will have <text:span text:style-name="T3">q </text:span>chips left out of these <draw:frame draw:style-name="fr2" draw:name="对象9" text:anchor-type="as-char" svg:width="0.963cm" svg:height="0.515cm" draw:z-index="8"><draw:object xlink:href="./Object 9" xlink:type="simple" xlink:show="embed" xlink:actuate="onLoad"/><draw:image xlink:href="./ObjectReplacements/Object 9" xlink:type="simple" xlink:show="embed" xlink:actuate="onLoad"/></draw:frame> chips where <draw:frame draw:style-name="fr2" draw:name="对象11" text:anchor-type="as-char" svg:width="2.362cm" svg:height="0.526cm" draw:z-index="10"><draw:object xlink:href="./Object 11" xlink:type="simple" xlink:show="embed" xlink:actuate="onLoad"/><draw:image xlink:href="./ObjectReplacements/Object 11" xlink:type="simple" xlink:show="embed" xlink:actuate="onLoad"/></draw:frame> after <draw:frame draw:style-name="fr2" draw:name="对象17" text:anchor-type="as-char" svg:width="1.662cm" svg:height="0.526cm" draw:z-index="16"><draw:object xlink:href="./Object 17" xlink:type="simple" xlink:show="embed" xlink:actuate="onLoad"/><draw:image xlink:href="./ObjectReplacements/Object 17" xlink:type="simple" xlink:show="embed" xlink:actuate="onLoad"/></draw:frame> pairwise tests. It is easy to conclude that the good chips are no less than the bad chips in these <text:span text:style-name="T3">q </text:span>chips. If <text:span text:style-name="T3">q </text:span>is odd, then the good chips must be more than the bad chips. If <text:span text:style-name="T3">q </text:span>is even, then the professor can add A into these <text:span text:style-name="T3">q </text:span>chips so that the good chips must be more than the bad chips in the resulting <draw:frame draw:style-name="fr2" draw:name="对象12" text:anchor-type="as-char" svg:width="0.945cm" svg:height="0.515cm" draw:z-index="11"><draw:object xlink:href="./Object 12" xlink:type="simple" xlink:show="embed" xlink:actuate="onLoad"/><draw:image xlink:href="./ObjectReplacements/Object 12" xlink:type="simple" xlink:show="embed" xlink:actuate="onLoad"/></draw:frame> chips. The reason is that if the number of good <text:soft-page-break/>chips is equal to that <text:s/>of bad chips in the <text:span text:style-name="T3">q </text:span>chips, then <draw:frame draw:style-name="fr3" draw:name="对象13" text:anchor-type="as-char" svg:width="4.775cm" svg:height="0.526cm" draw:z-index="12"><draw:object xlink:href="./Object 13" xlink:type="simple" xlink:show="embed" xlink:actuate="onLoad"/><draw:image xlink:href="./ObjectReplacements/Object 13" xlink:type="simple" xlink:show="embed" xlink:actuate="onLoad"/></draw:frame> such that <draw:frame draw:style-name="fr2" draw:name="对象14" text:anchor-type="as-char" svg:width="2.249cm" svg:height="0.526cm" draw:z-index="13"><draw:object xlink:href="./Object 14" xlink:type="simple" xlink:show="embed" xlink:actuate="onLoad"/><draw:image xlink:href="./ObjectReplacements/Object 14" xlink:type="simple" xlink:show="embed" xlink:actuate="onLoad"/></draw:frame> (that is, the number of good chips is equal to that of bad chips in the former <draw:frame draw:style-name="fr2" draw:name="对象15" text:anchor-type="as-char" svg:width="0.963cm" svg:height="0.515cm" draw:z-index="14"><draw:object xlink:href="./Object 15" xlink:type="simple" xlink:show="embed" xlink:actuate="onLoad"/><draw:image xlink:href="./ObjectReplacements/Object 15" xlink:type="simple" xlink:show="embed" xlink:actuate="onLoad"/></draw:frame> chips), and A must be good; if the good chips is more than bad chips in the <text:span text:style-name="T3">q </text:span>chips, then the good chips must be two more than the bad chips since <text:span text:style-name="T3">q </text:span>is even. Therefore, the problem is halved down to the remaining <text:span text:style-name="T3">q </text:span>or <draw:frame draw:style-name="fr2" draw:name="对象16" text:anchor-type="as-char" svg:width="0.945cm" svg:height="0.515cm" draw:z-index="15"><draw:object xlink:href="./Object 16" xlink:type="simple" xlink:show="embed" xlink:actuate="onLoad"/><draw:image xlink:href="./ObjectReplacements/Object 16" xlink:type="simple" xlink:show="embed" xlink:actuate="onLoad"/></draw:frame> chips.</text:p>
        </text:list-item>
        <text:list-item>
          <text:p text:style-name="P4">Using the method described in <text:span text:style-name="T7">b</text:span><text:span text:style-name="T8">, the professor can identify one good chip with </text:span><text:span text:style-name="T8"><draw:frame draw:style-name="fr4" draw:name="对象18" text:anchor-type="as-char" svg:width="1.072cm" svg:height="0.526cm" draw:z-index="17"><draw:object xlink:href="./Object 18" xlink:type="simple" xlink:show="embed" xlink:actuate="onLoad"/><draw:image xlink:href="./ObjectReplacements/Object 18" xlink:type="simple" xlink:show="embed" xlink:actuate="onLoad"/></draw:frame></text:span><text:span text:style-name="T8"> pairwise tests, where </text:span><text:span text:style-name="T8"><draw:frame draw:style-name="fr4" draw:name="对象19" text:anchor-type="as-char" svg:width="4.009cm" svg:height="0.526cm" draw:z-index="18"><draw:object xlink:href="./Object 19" xlink:type="simple" xlink:show="embed" xlink:actuate="onLoad"/><draw:image xlink:href="./ObjectReplacements/Object 19" xlink:type="simple" xlink:show="embed" xlink:actuate="onLoad"/></draw:frame></text:span><text:span text:style-name="T8">. This recurrence is case 3 of the master theorem, so </text:span><text:span text:style-name="T8"><draw:frame draw:style-name="fr4" draw:name="对象20" text:anchor-type="as-char" svg:width="2.341cm" svg:height="0.526cm" draw:z-index="19"><draw:object xlink:href="./Object 20" xlink:type="simple" xlink:show="embed" xlink:actuate="onLoad"/><draw:image xlink:href="./ObjectReplacements/Object 20" xlink:type="simple" xlink:show="embed" xlink:actuate="onLoad"/></draw:frame></text:span><text:span text:style-name="T8">. After a good chip is identified, it can be used to identified other good chips, which will take </text:span><text:span text:style-name="T8"><draw:frame draw:style-name="fr4" draw:name="对象21" text:anchor-type="as-char" svg:width="1.125cm" svg:height="0.526cm" draw:z-index="20"><draw:object xlink:href="./Object 21" xlink:type="simple" xlink:show="embed" xlink:actuate="onLoad"/><draw:image xlink:href="./ObjectReplacements/Object 21" xlink:type="simple" xlink:show="embed" xlink:actuate="onLoad"/></draw:frame></text:span><text:span text:style-name="T8"> pairwise tests. Thus, the number of pairwise tests needed to identify all the good chips is </text:span><text:span text:style-name="T8"><draw:frame draw:style-name="fr4" draw:name="对象22" text:anchor-type="as-char" svg:width="3.607cm" svg:height="0.526cm" draw:z-index="21"><draw:object xlink:href="./Object 22" xlink:type="simple" xlink:show="embed" xlink:actuate="onLoad"/><draw:image xlink:href="./ObjectReplacements/Object 22" xlink:type="simple" xlink:show="embed" xlink:actuate="onLoad"/></draw:frame></text:span><text:span text:style-name="T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ce style:name="StarSymbol" svg:font-family="StarSymbol"/>
    <style:font-face style:name="Jomolhari1" svg:font-family="Jomolhari" style:font-pitch="variable"/>
    <style:font-face style:name="Jomolhari" svg:font-family="Jomolhari" style:font-adornments="标准" style:font-pitch="variable"/>
    <style:font-face style:name="Bitstream Charter" svg:font-family="'Bitstream Charter'" style:font-family-generic="roman" style:font-pitch="variable"/>
    <style:font-face style:name="文鼎PL中楷Uni" svg:font-family="文鼎PL中楷Uni" style:font-family-generic="roman" style:font-pitch="variable"/>
    <style:font-face style:name="文鼎PL细上海宋Uni"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PL中楷Uni" fo:font-size="12pt" fo:language="en" fo:country="US" style:letter-kerning="true" style:font-name-asian="文鼎PL细上海宋Uni" style:font-size-asian="12pt" style:language-asian="zh" style:country-asian="CN" style:font-name-complex="文鼎PL细上海宋Un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top="0.199cm" fo:margin-bottom="0.199cm" fo:line-height="100%" fo:text-align="justify" style:justify-single-word="false"/>
      <style:text-properties style:font-name="Jomolhari" fo:font-size="12pt" fo:font-weight="normal"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Mono" fo:font-size="14pt" style:font-name-asian="文鼎PL细上海宋Uni" style:font-size-asian="14pt" style:font-name-complex="文鼎PL细上海宋Un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text-properties fo:font-size="12pt" fo:font-weight="bold" style:font-size-asian="12pt" style:font-size-complex="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text-properties fo:font-size="12pt" fo:font-weight="bold" style:font-size-asian="12pt" style:font-size-complex="12pt"/>
    </style:style>
    <style:style style:name="Numbering_20_Symbols" style:display-name="Numbering Symbols" style:family="text">
      <style:text-properties style:font-name="Bitstream Charter" fo:font-style="italic" fo:font-weight="bold" style:font-style-asian="italic" style:font-weight-asian="bold"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fo:background-color="transparent" style:background-transparency="100%" style:shadow="none">
        <style:background-image/>
        <style:columns fo:column-count="1" fo:column-gap="0cm"/>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Delacroix</meta:initial-creator>
    <meta:creation-date>2008-12-27T20:34:06</meta:creation-date>
    <dc:creator>Delacroix</dc:creator>
    <dc:date>2008-12-28T12:39:29</dc:date>
    <meta:editing-cycles>50</meta:editing-cycles>
    <meta:editing-duration>PT4H8M24S</meta:editing-duration>
    <meta:user-defined meta:name="Info 1"/>
    <meta:user-defined meta:name="Info 2"/>
    <meta:user-defined meta:name="Info 3"/>
    <meta:user-defined meta:name="Info 4"/>
    <meta:document-statistic meta:table-count="0" meta:image-count="0" meta:object-count="22" meta:page-count="2" meta:paragraph-count="6" meta:word-count="643" meta:character-count="3336"/>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row>
            <math:mi>n</math:mi>
            <math:mo math:stretchy="false">−</math:mo>
            <math:mn>1</math:mn>
          </math:mrow>
          <math:mo math:stretchy="false">)</math:mo>
        </math:mrow>
        <math:mo math:stretchy="false">/</math:mo>
        <math:mn>2</math:mn>
      </math:mrow>
    </math:mrow>
    <math:annotation math:encoding="StarMath 5.0">n(n-1)/2</math:annotation>
  </math:semantics>
</math:math>
</file>

<file path=Object 10/content.xml><?xml version="1.0" encoding="utf-8"?>
<!DOCTYPE math  PUBLIC '-//OpenOffice.org//DTD Modified W3C MathML 1.01//EN'  'math.dtd'>
<math:math xmlns:math="http://www.w3.org/1998/Math/MathML">
  <math:semantics>
    <math:mrow>
      <math:mrow>
        <math:mo math:stretchy="false">(</math:mo>
        <math:mrow>
          <math:mi>n</math:mi>
          <math:mo math:stretchy="false">−</math:mo>
          <math:mn>2r</math:mn>
        </math:mrow>
        <math:mo math:stretchy="false">)</math:mo>
      </math:mrow>
      <math:mo math:stretchy="false">/</math:mo>
      <math:mn>2</math:mn>
    </math:mrow>
    <math:annotation math:encoding="StarMath 5.0">(n-2r)/2</math:annotation>
  </math:semantics>
</math:math>
</file>

<file path=Object 11/content.xml><?xml version="1.0" encoding="utf-8"?>
<!DOCTYPE math  PUBLIC '-//OpenOffice.org//DTD Modified W3C MathML 1.01//EN'  'math.dtd'>
<math:math xmlns:math="http://www.w3.org/1998/Math/MathML">
  <math:semantics>
    <math:mrow>
      <math:mi>q</math:mi>
      <math:mrow>
        <math:mtext/>
        <math:mo math:stretchy="false">≤</math:mo>
        <math:mtext/>
      </math:mrow>
      <math:mrow>
        <math:mrow>
          <math:mo math:stretchy="false">(</math:mo>
          <math:mrow>
            <math:mi>n</math:mi>
            <math:mo math:stretchy="false">−</math:mo>
            <math:mn>1</math:mn>
          </math:mrow>
          <math:mo math:stretchy="false">)</math:mo>
        </math:mrow>
        <math:mo math:stretchy="false">/</math:mo>
        <math:mn>2</math:mn>
      </math:mrow>
    </math:mrow>
    <math:annotation math:encoding="StarMath 5.0">q ""&lt;="" (n-1)/2</math:annotation>
  </math:semantics>
</math:math>
</file>

<file path=Object 12/content.xml><?xml version="1.0" encoding="utf-8"?>
<!DOCTYPE math  PUBLIC '-//OpenOffice.org//DTD Modified W3C MathML 1.01//EN'  'math.dtd'>
<math:math xmlns:math="http://www.w3.org/1998/Math/MathML">
  <math:semantics>
    <math:mrow>
      <math:mi>q</math:mi>
      <math:mo math:stretchy="false">+</math:mo>
      <math:mn>1</math:mn>
    </math:mrow>
    <math:annotation math:encoding="StarMath 5.0">q+1</math:annotation>
  </math:semantics>
</math:math>
</file>

<file path=Object 13/content.xml><?xml version="1.0" encoding="utf-8"?>
<!DOCTYPE math  PUBLIC '-//OpenOffice.org//DTD Modified W3C MathML 1.01//EN'  'math.dtd'>
<math:math xmlns:math="http://www.w3.org/1998/Math/MathML">
  <math:semantics>
    <math:mrow>
      <math:mrow>
        <math:mrow>
          <math:mo math:stretchy="false">(</math:mo>
          <math:mrow>
            <math:mi>k</math:mi>
            <math:mo math:stretchy="false">−</math:mo>
            <math:mi>r</math:mi>
          </math:mrow>
          <math:mo math:stretchy="false">)</math:mo>
        </math:mrow>
        <math:mo math:stretchy="false">/</math:mo>
        <math:mn>2</math:mn>
      </math:mrow>
      <math:mrow>
        <math:mtext/>
        <math:mo math:stretchy="false">=</math:mo>
        <math:mtext/>
      </math:mrow>
      <math:mrow>
        <math:mrow>
          <math:mo math:stretchy="false">(</math:mo>
          <math:mrow>
            <math:mrow>
              <math:mrow>
                <math:mi>n</math:mi>
                <math:mo math:stretchy="false">−</math:mo>
                <math:mn>1</math:mn>
              </math:mrow>
              <math:mo math:stretchy="false">−</math:mo>
              <math:mi>k</math:mi>
            </math:mrow>
            <math:mo math:stretchy="false">−</math:mo>
            <math:mi>r</math:mi>
          </math:mrow>
          <math:mo math:stretchy="false">)</math:mo>
        </math:mrow>
        <math:mo math:stretchy="false">/</math:mo>
        <math:mn>2</math:mn>
      </math:mrow>
    </math:mrow>
    <math:annotation math:encoding="StarMath 5.0">(k-r)/2"" ="" (n-1-k-r)/2</math:annotation>
  </math:semantics>
</math:math>
</file>

<file path=Object 14/content.xml><?xml version="1.0" encoding="utf-8"?>
<!DOCTYPE math  PUBLIC '-//OpenOffice.org//DTD Modified W3C MathML 1.01//EN'  'math.dtd'>
<math:math xmlns:math="http://www.w3.org/1998/Math/MathML">
  <math:semantics>
    <math:mrow>
      <math:mi>k</math:mi>
      <math:mo math:stretchy="false">=</math:mo>
      <math:mrow>
        <math:mrow>
          <math:mo math:stretchy="false">(</math:mo>
          <math:mrow>
            <math:mi>n</math:mi>
            <math:mo math:stretchy="false">−</math:mo>
            <math:mn>1</math:mn>
          </math:mrow>
          <math:mo math:stretchy="false">)</math:mo>
        </math:mrow>
        <math:mo math:stretchy="false">/</math:mo>
        <math:mn>2</math:mn>
      </math:mrow>
    </math:mrow>
    <math:annotation math:encoding="StarMath 5.0">k=(n-1)/2</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1</math:annotation>
  </math:semantics>
</math:math>
</file>

<file path=Object 16/content.xml><?xml version="1.0" encoding="utf-8"?>
<!DOCTYPE math  PUBLIC '-//OpenOffice.org//DTD Modified W3C MathML 1.01//EN'  'math.dtd'>
<math:math xmlns:math="http://www.w3.org/1998/Math/MathML">
  <math:semantics>
    <math:mrow>
      <math:mi>q</math:mi>
      <math:mo math:stretchy="false">+</math:mo>
      <math:mn>1</math:mn>
    </math:mrow>
    <math:annotation math:encoding="StarMath 5.0">q+1</math:annotation>
  </math:semantics>
</math:math>
</file>

<file path=Object 17/content.xml><?xml version="1.0" encoding="utf-8"?>
<!DOCTYPE math  PUBLIC '-//OpenOffice.org//DTD Modified W3C MathML 1.01//EN'  'math.dtd'>
<math:math xmlns:math="http://www.w3.org/1998/Math/MathML">
  <math:semantics>
    <math:mrow>
      <math:mrow>
        <math:mo math:stretchy="false">(</math:mo>
        <math:mrow>
          <math:mi>n</math:mi>
          <math:mo math:stretchy="false">−</math:mo>
          <math:mn>1</math:mn>
        </math:mrow>
        <math:mo math:stretchy="false">)</math:mo>
      </math:mrow>
      <math:mo math:stretchy="false">/</math:mo>
      <math:mn>2</math:mn>
    </math:mrow>
    <math:annotation math:encoding="StarMath 5.0">(n-1)/2</math:annotation>
  </math:semantics>
</math:math>
</file>

<file path=Object 18/content.xml><?xml version="1.0" encoding="utf-8"?>
<!DOCTYPE math  PUBLIC '-//OpenOffice.org//DTD Modified W3C MathML 1.01//EN'  'math.dtd'>
<math:math xmlns:math="http://www.w3.org/1998/Math/MathML">
  <math:semantics>
    <math:mrow>
      <math:mi>T</math:mi>
      <math:mrow>
        <math:mo math:stretchy="false">(</math:mo>
        <math:mi>n</math:mi>
        <math:mo math:stretchy="false">)</math:mo>
      </math:mrow>
    </math:mrow>
    <math:annotation math:encoding="StarMath 5.0">T(n)</math:annotation>
  </math:semantics>
</math:math>
</file>

<file path=Object 19/content.xml><?xml version="1.0" encoding="utf-8"?>
<!DOCTYPE math  PUBLIC '-//OpenOffice.org//DTD Modified W3C MathML 1.01//EN'  'math.dtd'>
<math:math xmlns:math="http://www.w3.org/1998/Math/MathML">
  <math:semantics>
    <math:mrow>
      <math:mi>T</math:mi>
      <math:mrow>
        <math:mrow>
          <math:mo math:stretchy="false">(</math:mo>
          <math:mi>n</math:mi>
          <math:mo math:stretchy="false">)</math:mo>
        </math:mrow>
        <math:mo math:stretchy="false">=</math:mo>
        <math:mi>T</math:mi>
      </math:mrow>
      <math:mrow>
        <math:mrow>
          <math:mo math:stretchy="false">(</math:mo>
          <math:mrow>
            <math:mi>n</math:mi>
            <math:mo math:stretchy="false">/</math:mo>
            <math:mn>2</math:mn>
          </math:mrow>
          <math:mo math:stretchy="false">)</math:mo>
        </math:mrow>
        <math:mo math:stretchy="false">+</math:mo>
        <math:mo math:stretchy="false">⌊</math:mo>
      </math:mrow>
      <math:mrow>
        <math:mi>n</math:mi>
        <math:mo math:stretchy="false">/</math:mo>
        <math:mn>2</math:mn>
      </math:mrow>
      <math:mo math:stretchy="false">⌋</math:mo>
    </math:mrow>
    <math:annotation math:encoding="StarMath 5.0">T(n)=T(n/2)+%floorleft n/2 %floorright</math:annotation>
  </math:semantics>
</math:math>
</file>

<file path=Object 2/content.xml><?xml version="1.0" encoding="utf-8"?>
<!DOCTYPE math  PUBLIC '-//OpenOffice.org//DTD Modified W3C MathML 1.01//EN'  'math.dtd'>
<math:math xmlns:math="http://www.w3.org/1998/Math/MathML">
  <math:semantics>
    <math:mrow>
      <math:mi>m</math:mi>
      <math:mrow>
        <math:mrow>
          <math:mo math:stretchy="false">(</math:mo>
          <math:mrow>
            <math:mi>m</math:mi>
            <math:mo math:stretchy="false">−</math:mo>
            <math:mn>1</math:mn>
          </math:mrow>
          <math:mo math:stretchy="false">)</math:mo>
        </math:mrow>
        <math:mo math:stretchy="false">/</math:mo>
        <math:mn>2</math:mn>
      </math:mrow>
    </math:mrow>
    <math:annotation math:encoding="StarMath 5.0">m(m-1)/2</math:annotation>
  </math:semantics>
</math:math>
</file>

<file path=Object 20/content.xml><?xml version="1.0" encoding="utf-8"?>
<!DOCTYPE math  PUBLIC '-//OpenOffice.org//DTD Modified W3C MathML 1.01//EN'  'math.dtd'>
<math:math xmlns:math="http://www.w3.org/1998/Math/MathML">
  <math:semantics>
    <math:mrow>
      <math:mi>T</math:mi>
      <math:mrow>
        <math:mrow>
          <math:mo math:stretchy="false">(</math:mo>
          <math:mi>n</math:mi>
          <math:mo math:stretchy="false">)</math:mo>
        </math:mrow>
        <math:mo math:stretchy="false">=</math:mo>
        <math:mo math:stretchy="false">Θ</math:mo>
      </math:mrow>
      <math:mrow>
        <math:mo math:stretchy="false">(</math:mo>
        <math:mi>n</math:mi>
        <math:mo math:stretchy="false">)</math:mo>
      </math:mrow>
    </math:mrow>
    <math:annotation math:encoding="StarMath 5.0">T(n)=%THETA(n)</math:annotation>
  </math:semantics>
</math:math>
</file>

<file path=Object 21/content.xml><?xml version="1.0" encoding="utf-8"?>
<!DOCTYPE math  PUBLIC '-//OpenOffice.org//DTD Modified W3C MathML 1.01//EN'  'math.dtd'>
<math:math xmlns:math="http://www.w3.org/1998/Math/MathML">
  <math:semantics>
    <math:mrow>
      <math:mo math:stretchy="false">Θ</math:mo>
      <math:mrow>
        <math:mo math:stretchy="false">(</math:mo>
        <math:mi>n</math:mi>
        <math:mo math:stretchy="false">)</math:mo>
      </math:mrow>
    </math:mrow>
    <math:annotation math:encoding="StarMath 5.0">%THETA(n)</math:annotation>
  </math:semantics>
</math:math>
</file>

<file path=Object 22/content.xml><?xml version="1.0" encoding="utf-8"?>
<!DOCTYPE math  PUBLIC '-//OpenOffice.org//DTD Modified W3C MathML 1.01//EN'  'math.dtd'>
<math:math xmlns:math="http://www.w3.org/1998/Math/MathML">
  <math:semantics>
    <math:mrow>
      <math:mi>T</math:mi>
      <math:mrow>
        <math:mrow>
          <math:mo math:stretchy="false">(</math:mo>
          <math:mi>n</math:mi>
          <math:mo math:stretchy="false">)</math:mo>
        </math:mrow>
        <math:mo math:stretchy="false">+</math:mo>
        <math:mo math:stretchy="false">Θ</math:mo>
      </math:mrow>
      <math:mrow>
        <math:mrow>
          <math:mo math:stretchy="false">(</math:mo>
          <math:mi>n</math:mi>
          <math:mo math:stretchy="false">)</math:mo>
        </math:mrow>
        <math:mo math:stretchy="false">=</math:mo>
        <math:mo math:stretchy="false">Θ</math:mo>
      </math:mrow>
      <math:mrow>
        <math:mo math:stretchy="false">(</math:mo>
        <math:mi>n</math:mi>
        <math:mo math:stretchy="false">)</math:mo>
      </math:mrow>
    </math:mrow>
    <math:annotation math:encoding="StarMath 5.0">T(n)+%THETA(n)=%THETA(n)</math:annotation>
  </math:semantics>
</math:math>
</file>

<file path=Object 3/content.xml><?xml version="1.0" encoding="utf-8"?>
<!DOCTYPE math  PUBLIC '-//OpenOffice.org//DTD Modified W3C MathML 1.01//EN'  'math.dtd'>
<math:math xmlns:math="http://www.w3.org/1998/Math/MathML">
  <math:semantics>
    <math:mrow>
      <math:mrow>
        <math:mi>k</math:mi>
        <math:mo math:stretchy="false">&gt;</math:mo>
        <math:mrow>
          <math:mi>n</math:mi>
          <math:mo math:stretchy="false">−</math:mo>
          <math:mi>k</math:mi>
        </math:mrow>
      </math:mrow>
      <math:mo math:stretchy="false">≥</math:mo>
      <math:mi>r</math:mi>
    </math:mrow>
    <math:annotation math:encoding="StarMath 5.0">k &gt; n-k &gt;= r</math:annotation>
  </math:semantics>
</math:math>
</file>

<file path=Object 4/content.xml><?xml version="1.0" encoding="utf-8"?>
<!DOCTYPE math  PUBLIC '-//OpenOffice.org//DTD Modified W3C MathML 1.01//EN'  'math.dtd'>
<math:math xmlns:math="http://www.w3.org/1998/Math/MathML">
  <math:semantics>
    <math:mrow>
      <math:mrow>
        <math:mo math:stretchy="false">(</math:mo>
        <math:mrow>
          <math:mi>k</math:mi>
          <math:mo math:stretchy="false">−</math:mo>
          <math:mi>r</math:mi>
        </math:mrow>
        <math:mo math:stretchy="false">)</math:mo>
      </math:mrow>
      <math:mo math:stretchy="false">/</math:mo>
      <math:mn>2</math:mn>
    </math:mrow>
    <math:annotation math:encoding="StarMath 5.0">(k-r)/2</math:annotation>
  </math:semantics>
</math:math>
</file>

<file path=Object 5/content.xml><?xml version="1.0" encoding="utf-8"?>
<!DOCTYPE math  PUBLIC '-//OpenOffice.org//DTD Modified W3C MathML 1.01//EN'  'math.dtd'>
<math:math xmlns:math="http://www.w3.org/1998/Math/MathML">
  <math:semantics>
    <math:mrow>
      <math:mrow>
        <math:mo math:stretchy="false">(</math:mo>
        <math:mrow>
          <math:mrow>
            <math:mi>n</math:mi>
            <math:mo math:stretchy="false">−</math:mo>
            <math:mi>k</math:mi>
          </math:mrow>
          <math:mo math:stretchy="false">−</math:mo>
          <math:mi>r</math:mi>
        </math:mrow>
        <math:mo math:stretchy="false">)</math:mo>
      </math:mrow>
      <math:mo math:stretchy="false">/</math:mo>
      <math:mn>2</math:mn>
    </math:mrow>
    <math:annotation math:encoding="StarMath 5.0">(n-k-r)/2</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row>
          <math:mrow>
            <math:mi>n</math:mi>
            <math:mo math:stretchy="false">−</math:mo>
            <math:mi>k</math:mi>
          </math:mrow>
          <math:mo math:stretchy="false">−</math:mo>
          <math:mi>r</math:mi>
        </math:mrow>
        <math:mo math:stretchy="false">)</math:mo>
      </math:mrow>
      <math:mo math:stretchy="false">/</math:mo>
      <math:mn>2</math:mn>
    </math:mrow>
    <math:annotation math:encoding="StarMath 5.0">(n-k-r)/2</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i>k</math:mi>
            <math:mo math:stretchy="false">−</math:mo>
            <math:mi>r</math:mi>
          </math:mrow>
          <math:mo math:stretchy="false">)</math:mo>
        </math:mrow>
        <math:mo math:stretchy="false">/</math:mo>
        <math:mn>2</math:mn>
      </math:mrow>
      <math:mrow>
        <math:mtext/>
        <math:mo math:stretchy="false">&gt;</math:mo>
        <math:mtext/>
      </math:mrow>
      <math:mrow>
        <math:mrow>
          <math:mo math:stretchy="false">(</math:mo>
          <math:mrow>
            <math:mrow>
              <math:mi>n</math:mi>
              <math:mo math:stretchy="false">−</math:mo>
              <math:mi>k</math:mi>
            </math:mrow>
            <math:mo math:stretchy="false">−</math:mo>
            <math:mi>r</math:mi>
          </math:mrow>
          <math:mo math:stretchy="false">)</math:mo>
        </math:mrow>
        <math:mo math:stretchy="false">/</math:mo>
        <math:mn>2</math:mn>
      </math:mrow>
    </math:mrow>
    <math:annotation math:encoding="StarMath 5.0">(k-r)/2"" &gt;"" (n-k-r)/2</math:annotation>
  </math:semantics>
</math:math>
</file>

<file path=Object 8/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1</math:annotation>
  </math:semantics>
</math:math>
</file>

<file path=Object 9/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1</math:annotation>
  </math:semantics>
</math:math>
</file>